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00557f" officeooo:paragraph-rsid="0000557f" style:font-weight-asian="bold" style:font-weight-complex="bold"/>
    </style:style>
    <style:style style:name="P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Arial" style:text-underline-style="solid" style:text-underline-width="auto" style:text-underline-color="font-color" fo:font-weight="bold" officeooo:rsid="00076c7e" officeooo:paragraph-rsid="00076c7e" fo:background-color="transparent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bold" officeooo:rsid="0022af84" officeooo:paragraph-rsid="0022af84" fo:background-color="transparent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bold" officeooo:rsid="00107786" officeooo:paragraph-rsid="00384e06" fo:background-color="transparent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bold" officeooo:rsid="00107786" officeooo:paragraph-rsid="00214d67" fo:background-color="transparent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bold" officeooo:rsid="00107786" officeooo:paragraph-rsid="001204f3" fo:background-color="transparent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bold" officeooo:rsid="00107786" officeooo:paragraph-rsid="002c24a3" fo:background-color="transparent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bold" officeooo:rsid="00107786" officeooo:paragraph-rsid="0042afd9" fo:background-color="transparent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Arial" style:text-underline-style="none" fo:font-weight="bold" officeooo:rsid="00107786" officeooo:paragraph-rsid="00107786" fo:background-color="transparent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Arial" style:text-underline-style="none" fo:font-weight="bold" officeooo:rsid="00107786" officeooo:paragraph-rsid="001204f3" fo:background-color="transparent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bold" officeooo:rsid="003a54d5" officeooo:paragraph-rsid="003ac0fe" fo:background-color="transparent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bold" officeooo:rsid="001204f3" officeooo:paragraph-rsid="001971b5" fo:background-color="transparent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bold" officeooo:rsid="002c24a3" officeooo:paragraph-rsid="002c24a3" fo:background-color="transparent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Arial" style:text-underline-style="none" fo:font-weight="bold" officeooo:rsid="0006038c" officeooo:paragraph-rsid="000ab2c6" fo:background-color="transparent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Arial" style:text-underline-style="none" fo:font-weight="bold" officeooo:rsid="0006038c" officeooo:paragraph-rsid="001204f3" fo:background-color="transparent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bold" officeooo:rsid="0000557f" officeooo:paragraph-rsid="000ab2c6" fo:background-color="transparent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bold" officeooo:rsid="00107786" officeooo:paragraph-rsid="00214d67" fo:background-color="#ffde59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bold" officeooo:rsid="00107786" officeooo:paragraph-rsid="00214d03" fo:background-color="#ffde59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bold" officeooo:rsid="002c24a3" officeooo:paragraph-rsid="002c24a3" fo:background-color="#ffde59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bold" officeooo:rsid="003ae658" officeooo:paragraph-rsid="003ae658" fo:background-color="#ffde59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bold" officeooo:rsid="003ae658" officeooo:paragraph-rsid="00208ae5" fo:background-color="#ffde59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bold" officeooo:rsid="001204f3" officeooo:paragraph-rsid="001971b5" fo:background-color="#ffde59" style:font-weight-asian="bold" style:font-weight-complex="bold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bold" officeooo:rsid="001204f3" officeooo:paragraph-rsid="002c24a3" fo:background-color="#ffde59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Arial" style:text-underline-style="none" fo:font-weight="normal" officeooo:rsid="0010078c" officeooo:paragraph-rsid="00107786" fo:background-color="transparent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normal" officeooo:rsid="0010078c" officeooo:paragraph-rsid="001204f3" fo:background-color="transparent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normal" officeooo:rsid="0010078c" officeooo:paragraph-rsid="001971b5" fo:background-color="transparent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normal" officeooo:rsid="0010078c" officeooo:paragraph-rsid="002c24a3" fo:background-color="transparent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Arial" style:text-underline-style="none" fo:font-weight="normal" officeooo:rsid="0006038c" officeooo:paragraph-rsid="001204f3" fo:background-color="transparent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normal" officeooo:rsid="001204f3" officeooo:paragraph-rsid="001204f3" fo:background-color="transparent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normal" officeooo:rsid="0010078c" officeooo:paragraph-rsid="00214d03" fo:background-color="#ffde59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normal" officeooo:rsid="001204f3" officeooo:paragraph-rsid="00214d03" fo:background-color="#ffde59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style:text-underline-style="none" fo:font-weight="normal" officeooo:rsid="00152c74" officeooo:paragraph-rsid="00208ae5" fo:background-color="#ffde59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Arial" fo:font-weight="normal" officeooo:rsid="0000557f" officeooo:paragraph-rsid="003ae658" fo:background-color="transparent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Arial" fo:font-weight="normal" officeooo:rsid="0000557f" officeooo:paragraph-rsid="002c24a3" fo:background-color="transparent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fo:font-weight="normal" officeooo:rsid="0000557f" officeooo:paragraph-rsid="00214d67" fo:background-color="transparent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rsid="003ae658" officeooo:paragraph-rsid="003ae658" fo:background-color="transparent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rsid="003ae658" officeooo:paragraph-rsid="0042afd9" fo:background-color="transparent" style:font-weight-asian="bold" style:font-weight-complex="bold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2c24a3" fo:background-color="transparent"/>
    </style:style>
    <style:style style:name="P3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0ab2c6" fo:background-color="transparent"/>
    </style:style>
    <style:style style:name="P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384e06" fo:background-color="transparent"/>
    </style:style>
    <style:style style:name="P41" style:family="paragraph" style:parent-style-name="Standard">
      <style:paragraph-properties fo:text-align="center" style:justify-single-word="false"/>
      <style:text-properties style:font-name="Arial" fo:font-weight="bold" officeooo:rsid="0000557f" officeooo:paragraph-rsid="0000557f" fo:background-color="transparent" style:font-weight-asian="bold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Arial" fo:font-style="italic" fo:font-weight="bold" officeooo:rsid="0042afd9" officeooo:paragraph-rsid="0042afd9" fo:background-color="transparent" style:font-style-asian="italic" style:font-weight-asian="bold" style:font-style-complex="italic" style:font-weight-complex="bold"/>
    </style:style>
    <style:style style:name="P43" style:family="paragraph" style:parent-style-name="Standard">
      <style:text-properties style:font-name="Arial" style:text-underline-style="solid" style:text-underline-width="auto" style:text-underline-color="font-color" fo:font-weight="bold" officeooo:rsid="00046a28" officeooo:paragraph-rsid="0000557f" fo:background-color="transparent" style:font-weight-asian="bold" style:font-weight-complex="bold"/>
    </style:style>
    <style:style style:name="P44" style:family="paragraph" style:parent-style-name="Standard">
      <style:text-properties style:font-name="Arial" officeooo:rsid="0006038c" officeooo:paragraph-rsid="0006038c" fo:background-color="transparent"/>
    </style:style>
    <style:style style:name="P45" style:family="paragraph" style:parent-style-name="Standard">
      <style:text-properties style:text-underline-style="solid" style:text-underline-width="auto" style:text-underline-color="font-color" officeooo:paragraph-rsid="0000557f" fo:background-color="transparent"/>
    </style:style>
    <style:style style:name="P46" style:family="paragraph" style:parent-style-name="Standard">
      <style:text-properties officeooo:paragraph-rsid="0000557f" fo:background-color="transparent"/>
    </style:style>
    <style:style style:name="T1" style:family="text">
      <style:text-properties style:font-name="Arial" fo:font-weight="bold" officeooo:rsid="00046a28" style:font-weight-asian="bold" style:font-weight-complex="bold"/>
    </style:style>
    <style:style style:name="T2" style:family="text">
      <style:text-properties style:font-name="Arial" fo:font-weight="bold" officeooo:rsid="0000557f" style:font-weight-asian="bold" style:font-weight-complex="bold"/>
    </style:style>
    <style:style style:name="T3" style:family="text">
      <style:text-properties style:font-name="Arial" fo:font-weight="normal" officeooo:rsid="0000557f" style:font-weight-asian="normal" style:font-weight-complex="normal"/>
    </style:style>
    <style:style style:name="T4" style:family="text">
      <style:text-properties style:font-name="Arial" fo:font-weight="normal" officeooo:rsid="000ab2c6" style:font-weight-asian="normal" style:font-weight-complex="normal"/>
    </style:style>
    <style:style style:name="T5" style:family="text">
      <style:text-properties style:font-name="Arial" fo:font-weight="normal" officeooo:rsid="00214d67" style:font-weight-asian="normal" style:font-weight-complex="normal"/>
    </style:style>
    <style:style style:name="T6" style:family="text">
      <style:text-properties style:font-name="Arial" fo:font-weight="normal" officeooo:rsid="00325d0a" style:font-weight-asian="normal" style:font-weight-complex="normal"/>
    </style:style>
    <style:style style:name="T7" style:family="text">
      <style:text-properties style:font-name="Arial" fo:font-weight="normal" officeooo:rsid="00384e06" style:font-weight-asian="normal" style:font-weight-complex="normal"/>
    </style:style>
    <style:style style:name="T8" style:family="text">
      <style:text-properties style:font-name="Arial" style:text-underline-style="none"/>
    </style:style>
    <style:style style:name="T9" style:family="text">
      <style:text-properties style:font-name="Arial" style:text-underline-style="none" fo:font-weight="normal" officeooo:rsid="0000557f" style:font-weight-asian="normal" style:font-weight-complex="normal"/>
    </style:style>
    <style:style style:name="T10" style:family="text">
      <style:text-properties style:font-name="Arial" style:text-underline-style="none" fo:font-weight="normal" officeooo:rsid="000bfe37" style:font-weight-asian="normal" style:font-weight-complex="normal"/>
    </style:style>
    <style:style style:name="T11" style:family="text">
      <style:text-properties style:font-name="Arial" style:text-underline-style="none" fo:font-weight="normal" officeooo:rsid="00214d67" style:font-weight-asian="normal" style:font-weight-complex="normal"/>
    </style:style>
    <style:style style:name="T12" style:family="text">
      <style:text-properties style:font-name="Arial" style:text-underline-style="none" fo:font-weight="normal" officeooo:rsid="002b0afe" style:font-weight-asian="normal" style:font-weight-complex="normal"/>
    </style:style>
    <style:style style:name="T13" style:family="text">
      <style:text-properties style:font-name="Arial" style:text-underline-style="none" officeooo:rsid="0000557f"/>
    </style:style>
    <style:style style:name="T14" style:family="text">
      <style:text-properties style:font-name="Arial" style:text-underline-style="none" officeooo:rsid="0042afd9"/>
    </style:style>
    <style:style style:name="T15" style:family="text">
      <style:text-properties style:font-name="Arial" style:text-underline-style="none" officeooo:rsid="000ab2c6"/>
    </style:style>
    <style:style style:name="T16" style:family="text">
      <style:text-properties style:font-name="Arial" style:text-underline-style="none" officeooo:rsid="004a4825"/>
    </style:style>
    <style:style style:name="T17" style:family="text">
      <style:text-properties style:font-name="Arial" style:text-underline-style="none" officeooo:rsid="004bff63"/>
    </style:style>
    <style:style style:name="T18" style:family="text">
      <style:text-properties style:font-name="Arial" fo:font-style="normal" fo:font-weight="normal" officeooo:rsid="0035220a" style:font-style-asian="normal" style:font-weight-asian="normal" style:font-style-complex="normal" style:font-weight-complex="normal"/>
    </style:style>
    <style:style style:name="T19" style:family="text">
      <style:text-properties style:font-name="Arial" fo:font-style="normal" fo:font-weight="normal" officeooo:rsid="00325d0a" style:font-style-asian="normal" style:font-weight-asian="normal" style:font-style-complex="normal" style:font-weight-complex="normal"/>
    </style:style>
    <style:style style:name="T20" style:family="text">
      <style:text-properties style:font-name="Arial" fo:font-style="normal" fo:font-weight="normal" officeooo:rsid="00384e06" style:font-style-asian="normal" style:font-weight-asian="normal" style:font-style-complex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0bfe37" style:font-weight-asian="normal" style:font-weight-complex="normal"/>
    </style:style>
    <style:style style:name="T23" style:family="text">
      <style:text-properties fo:font-weight="normal" officeooo:rsid="0010078c" style:font-weight-asian="normal" style:font-weight-complex="normal"/>
    </style:style>
    <style:style style:name="T24" style:family="text">
      <style:text-properties fo:font-weight="normal" officeooo:rsid="0006038c" style:font-weight-asian="normal" style:font-weight-complex="normal"/>
    </style:style>
    <style:style style:name="T25" style:family="text">
      <style:text-properties fo:font-weight="normal" officeooo:rsid="0000557f" style:font-weight-asian="normal" style:font-weight-complex="normal"/>
    </style:style>
    <style:style style:name="T26" style:family="text">
      <style:text-properties fo:font-weight="normal" officeooo:rsid="00152c74" style:font-weight-asian="normal" style:font-weight-complex="normal"/>
    </style:style>
    <style:style style:name="T27" style:family="text">
      <style:text-properties fo:font-weight="normal" officeooo:rsid="0016e84c" style:font-weight-asian="normal" style:font-weight-complex="normal"/>
    </style:style>
    <style:style style:name="T28" style:family="text">
      <style:text-properties fo:font-weight="normal" officeooo:rsid="001a3fa4" style:font-weight-asian="normal" style:font-weight-complex="normal"/>
    </style:style>
    <style:style style:name="T29" style:family="text">
      <style:text-properties fo:font-weight="normal" officeooo:rsid="00208ae5" style:font-weight-asian="normal" style:font-weight-complex="normal"/>
    </style:style>
    <style:style style:name="T30" style:family="text">
      <style:text-properties fo:font-weight="normal" officeooo:rsid="00214d67" style:font-weight-asian="normal" style:font-weight-complex="normal"/>
    </style:style>
    <style:style style:name="T31" style:family="text">
      <style:text-properties fo:font-weight="normal" officeooo:rsid="0022af84" style:font-weight-asian="normal" style:font-weight-complex="normal"/>
    </style:style>
    <style:style style:name="T32" style:family="text">
      <style:text-properties fo:font-weight="normal" officeooo:rsid="00239d8d" style:font-weight-asian="normal" style:font-weight-complex="normal"/>
    </style:style>
    <style:style style:name="T33" style:family="text">
      <style:text-properties officeooo:rsid="0010078c"/>
    </style:style>
    <style:style style:name="T34" style:family="text">
      <style:text-properties officeooo:rsid="001204f3"/>
    </style:style>
    <style:style style:name="T35" style:family="text">
      <style:text-properties officeooo:rsid="0006038c"/>
    </style:style>
    <style:style style:name="T36" style:family="text">
      <style:text-properties officeooo:rsid="00152c74"/>
    </style:style>
    <style:style style:name="T37" style:family="text">
      <style:text-properties officeooo:rsid="00259882"/>
    </style:style>
    <style:style style:name="T38" style:family="text">
      <style:text-properties officeooo:rsid="002b0afe"/>
    </style:style>
    <style:style style:name="T39" style:family="text">
      <style:text-properties officeooo:rsid="000ab2c6"/>
    </style:style>
    <style:style style:name="T40" style:family="text">
      <style:text-properties fo:font-style="normal" fo:font-weight="normal" officeooo:rsid="0035220a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325d0a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384e06" style:font-style-asian="normal" style:font-weight-asian="normal" style:font-style-complex="normal" style:font-weight-complex="normal"/>
    </style:style>
    <style:style style:name="T43" style:family="text">
      <style:text-properties officeooo:rsid="0039c494"/>
    </style:style>
    <style:style style:name="T44" style:family="text">
      <style:text-properties officeooo:rsid="003a54d5"/>
    </style:style>
    <style:style style:name="T45" style:family="text">
      <style:text-properties officeooo:rsid="0000557f"/>
    </style:style>
    <style:style style:name="T46" style:family="text">
      <style:text-properties officeooo:rsid="003ac0fe"/>
    </style:style>
    <style:style style:name="T47" style:family="text">
      <style:text-properties officeooo:rsid="003ae658"/>
    </style:style>
    <style:style style:name="T48" style:family="text">
      <style:text-properties fo:font-weight="bold" officeooo:rsid="003ae658" style:font-weight-asian="bold" style:font-weight-complex="bold"/>
    </style:style>
    <style:style style:name="T49" style:family="text">
      <style:text-properties fo:font-weight="bold" officeooo:rsid="003e2c6d" style:font-weight-asian="bold" style:font-weight-complex="bold"/>
    </style:style>
    <style:style style:name="T50" style:family="text">
      <style:text-properties officeooo:rsid="003c4fa2"/>
    </style:style>
    <style:style style:name="T51" style:family="text">
      <style:text-properties officeooo:rsid="003e2c6d"/>
    </style:style>
    <style:style style:name="T52" style:family="text">
      <style:text-properties officeooo:rsid="003f40c3"/>
    </style:style>
    <style:style style:name="T53" style:family="text">
      <style:text-properties officeooo:rsid="00412642"/>
    </style:style>
    <style:style style:name="T54" style:family="text">
      <style:text-properties officeooo:rsid="004658fd"/>
    </style:style>
    <style:style style:name="T55" style:family="text">
      <style:text-properties officeooo:rsid="00495a32"/>
    </style:style>
    <style:style style:name="T56" style:family="text">
      <style:text-properties officeooo:rsid="004a4825"/>
    </style:style>
    <style:style style:name="T57" style:family="text">
      <style:text-properties officeooo:rsid="004bff63"/>
    </style:style>
    <style:style style:name="T58" style:family="text">
      <style:text-properties officeooo:rsid="004d29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STALKLESS</text:p>
      <text:p text:style-name="P41"/>
      <text:p text:style-name="P42">When double checking output, if they are not good, make a note and move them to a different folder that you ditch for now.</text:p>
      <text:p text:style-name="P43"/>
      <text:p text:style-name="P45"><text:span text:style-name="T1">R</text:span><text:span text:style-name="T2">un this line in terminal to set the working directory</text:span></text:p>
      <text:p text:style-name="P46"><text:span text:style-name="T3">cd ~/D</text:span><text:span text:style-name="T6">ocuments/projects/functional_traits_rhf/analysis/stalkless-</text:span><text:span text:style-name="T7">EGS</text:span></text:p>
      <text:p text:style-name="P44"/>
      <text:p text:style-name="P2">New scanner</text:p>
      <text:p text:style-name="P7"><text:span text:style-name="T43">Check </text:span><text:span text:style-name="T58">that the </text:span><text:span text:style-name="T43">default </text:span>threshold in stalkless.py (line 210) <text:span text:style-name="T58">is </text:span><text:span text:style-name="T43">set to </text:span><text:span text:style-name="T24">threshold=np.mean(image) </text:span><text:span text:style-name="T32">+</text:span><text:span text:style-name="T24"> </text:span><text:span text:style-name="T23">np.std(image)</text:span></text:p>
      <text:p text:style-name="P27"/>
      <text:p text:style-name="P13">Run in terminal...</text:p>
      <text:p text:style-name="P4"><text:span text:style-name="T25">python3 stalkless.py -input /Users/elizabeth/</text:span><text:span text:style-name="T40">Documents/</text:span><text:span text:style-name="T41">projects/functional_traits_rhf/analysis/stalkless-</text:span><text:span text:style-name="T42">EGS</text:span><text:span text:style-name="T25">/</text:span><text:span text:style-name="T22">rhf_</text:span><text:span text:style-name="T32">old</text:span><text:span text:style-name="T22">_scan_</text:span><text:span text:style-name="T32">plus</text:span><text:span text:style-name="T30">-sd</text:span><text:span text:style-name="T25">/ -output /Users/elizabeth/</text:span><text:span text:style-name="T40">Documents/</text:span><text:span text:style-name="T41">projects/functional_traits_rhf/analysis/stalkless-</text:span><text:span text:style-name="T42">EGS</text:span><text:span text:style-name="T25">/</text:span><text:span text:style-name="T22">rhf_</text:span><text:span text:style-name="T32">old</text:span><text:span text:style-name="T22">_scan_</text:span><text:span text:style-name="T32">plu</text:span><text:span text:style-name="T31">s-sd</text:span><text:span text:style-name="T25">/</text:span></text:p>
      <text:p text:style-name="P4"><text:span text:style-name="T25"/></text:p>
      <text:p text:style-name="P9">____</text:p>
      <text:p text:style-name="P9"/>
      <text:p text:style-name="P9"><text:span text:style-name="T33">S</text:span>et threshold in stalkless.py (line 210) to<text:span text:style-name="T21"> </text:span><text:span text:style-name="T24">threshold=np.mean(image) </text:span><text:span text:style-name="T23">+ np.std(image)/2</text:span></text:p>
      <text:p text:style-name="P24"/>
      <text:p text:style-name="P9"><text:span text:style-name="T33">R</text:span>un in terminal...</text:p>
      <text:p text:style-name="P40"><text:span text:style-name="T3">python3 stalkless.py -input /Users/elizabeth/</text:span><text:span text:style-name="T18">Documents/</text:span><text:span text:style-name="T19">projects/functional_traits_rhf/analysis/stalkless-</text:span><text:span text:style-name="T20">EGS</text:span><text:span text:style-name="T3">/</text:span><text:span text:style-name="T4">rhf_new_s</text:span><text:span text:style-name="T5">can_plus-sd-div-2</text:span><text:span text:style-name="T3">/ -output /Users/elizabeth/Documents/projects/functional_traits_rhf/analysis/stalkless-EGS/</text:span><text:span text:style-name="T4">rhf_new_scan_</text:span><text:span text:style-name="T5">plus-sd-div-2</text:span><text:span text:style-name="T4">/</text:span></text:p>
      <text:p text:style-name="P8"/>
      <text:p text:style-name="P34"><text:span text:style-name="T39">python3 stalkless.py -input /Users/elizabeth/Documents/projects/functional_traits_rhf/analysis/stalkless-EGS/rhf_</text:span><text:span text:style-name="T37">old_</text:span><text:span text:style-name="T39">scan_</text:span><text:span text:style-name="T38">plus-sd-div-2</text:span><text:span text:style-name="T39">/ -output /Users/elizabeth/Documents/projects/functional_traits_rhf/analysis/stalkless-EGS/rhf_</text:span><text:span text:style-name="T37">old_</text:span><text:span text:style-name="T39">scan_</text:span><text:span text:style-name="T38">plus-sd-div-2</text:span><text:span text:style-name="T39">/</text:span></text:p>
      <text:p text:style-name="P11"/>
      <text:p text:style-name="P14">____</text:p>
      <text:p text:style-name="P14"/>
      <text:p text:style-name="P10"><text:span text:style-name="T33">S</text:span>et threshold in stalkless.py (line 210) to<text:span text:style-name="T21"> </text:span><text:span text:style-name="T24">threshold=np.mean(image)</text:span></text:p>
      <text:p text:style-name="P28"/>
      <text:p text:style-name="P15"><text:span text:style-name="T34">R</text:span><text:span text:style-name="T35">un in terminal…</text:span></text:p>
      <text:p text:style-name="P39"><text:span text:style-name="T9">python3 stalkless.py -input /Users/elizabeth/Documents/projects/functional_traits_rhf/analysis/stalkless-EGS/</text:span><text:span text:style-name="T10">rhf_new_scan_</text:span><text:span text:style-name="T11">just-mean</text:span><text:span text:style-name="T9">/ -output /Users/elizabeth/Documents/projects/functional_traits_rhf/analysis/stalkless-EGS/</text:span><text:span text:style-name="T10">rhf_new_scan_</text:span><text:span text:style-name="T11">just-mean</text:span><text:span text:style-name="T9">/</text:span></text:p>
      <text:p text:style-name="P37"><text:span text:style-name="T8"/></text:p>
      <text:p text:style-name="P38"><text:span text:style-name="T9">python3 stalkless.py -input /Users/elizabeth/Documents/projects/functional_traits_rhf/analysis/stalkless-EGS/</text:span><text:soft-page-break/><text:span text:style-name="T9">rhf_old_scan_</text:span><text:span text:style-name="T12">just-mean</text:span><text:span text:style-name="T9">/ -output /Users/elizabeth/Documents/projects/functional_traits_rhf/analysis/stalkless-EGS/rhf_old_scan_</text:span><text:span text:style-name="T12">just-mean</text:span><text:span text:style-name="T9">/</text:span></text:p>
      <text:p text:style-name="P36"><text:span text:style-name="T13"/></text:p>
      <text:p text:style-name="P16">____</text:p>
      <text:p text:style-name="P29"/>
      <text:p text:style-name="P6"><text:span text:style-name="T33">S</text:span>et threshold in stalkless.py (line 210) <text:span text:style-name="T21">to </text:span><text:span text:style-name="T24">threshold=np.mean(image) </text:span><text:span text:style-name="T23">+ np.std(image)*</text:span><text:span text:style-name="T26">1.</text:span><text:span text:style-name="T27">3</text:span><text:span text:style-name="T26"> </text:span></text:p>
      <text:p text:style-name="P25"/>
      <text:p text:style-name="P13">Run in terminal...</text:p>
      <text:p text:style-name="P5"><text:span text:style-name="T25">python3 stalkless.py -input /Users/elizabeth/Documents/projects/functional_traits_rhf/analysis/stalkless-EGS/</text:span><text:span text:style-name="T22">rhf_new_scan_</text:span><text:span text:style-name="T30">plus-sd-mult-1_3</text:span><text:span text:style-name="T25">/ -output /Users/elizabeth/Documents/projects/functional_traits_rhf/analysis/stalkless-EGS/</text:span><text:span text:style-name="T22">rhf_new_scan_</text:span><text:span text:style-name="T30">plus-sd-mult-1_3</text:span><text:span text:style-name="T25">/</text:span></text:p>
      <text:p text:style-name="P35"><text:span text:style-name="T48"/></text:p>
      <text:p text:style-name="P33">python3 stalkless.py -input /Users/elizabeth/Documents/projects/functional_traits_rhf/analysis/stalkless-EGS/rhf_old_scan_plus-sd-mult-1_3/ -output /Users/elizabeth/Documents/projects/functional_traits_rhf/analysis/stalkless-EGS/rhf_old_scan_plus-sd-mult-1_3/</text:p>
      <text:p text:style-name="P12">____</text:p>
      <text:p text:style-name="P22"/>
      <text:p text:style-name="P21"><text:span text:style-name="T29"/>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8T09:21:54.255160879</meta:creation-date>
    <dc:date>2021-12-09T14:12:46.856611341</dc:date>
    <meta:editing-duration>P7DT9H4M54S</meta:editing-duration>
    <meta:editing-cycles>42</meta:editing-cycles>
    <meta:generator>LibreOffice/7.0.3.1$MacOSX_X86_64 LibreOffice_project/d7547858d014d4cf69878db179d326fc3483e082</meta:generator>
    <meta:document-statistic meta:table-count="0" meta:image-count="0" meta:object-count="0" meta:page-count="2" meta:paragraph-count="24" meta:word-count="140" meta:character-count="2458" meta:non-whitespace-character-count="2341"/>
  </office:meta>
</office:document-meta>
</file>